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RouteDAOImpl.getTar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outeDAOImpl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outeDAOImpl.getGroup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outeDAOImpl.MessageRouteDAO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MessageRouteDAOImpl.MessageRouteDAOImpl( CorrelationKey key , String groupId , int index , ProcessInstanceDAOImpl processInst , CorrelatorDAOImpl correl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ssageRouteDAOImpl.getCorrelation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